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186000000784CC7E2CF9F2DF77D.png" manifest:media-type="image/png"/>
  <manifest:file-entry manifest:full-path="Pictures/1000000000000118000000414E88CF03E8B0C390.png" manifest:media-type="image/png"/>
  <manifest:file-entry manifest:full-path="Pictures/1000000000000126000000925372BC36071C49FD.png" manifest:media-type="image/png"/>
  <manifest:file-entry manifest:full-path="Pictures/1000000000000157000000B9D225ECF9FE86E3B7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106cm" svg:stroke-color="#ff4000" draw:marker-start-width="0.359cm" draw:marker-end="Arrowheads_20_1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1.428cm" svg:height="6.163cm" svg:x="1.635cm" svg:y="5.632cm">
          <draw:image xlink:href="Pictures/1000000000000157000000B9D225ECF9FE86E3B7.png" xlink:type="simple" xlink:show="embed" xlink:actuate="onLoad" draw:mime-type="image/png">
            <text:p/>
          </draw:image>
        </draw:frame>
        <draw:frame draw:style-name="gr1" draw:text-style-name="P1" draw:layer="layout" svg:width="9.364cm" svg:height="4.649cm" svg:x="15.766cm" svg:y="2.27cm">
          <draw:image xlink:href="Pictures/1000000000000126000000925372BC36071C49FD.png" xlink:type="simple" xlink:show="embed" xlink:actuate="onLoad" draw:mime-type="image/png">
            <text:p/>
          </draw:image>
        </draw:frame>
        <draw:frame draw:style-name="gr1" draw:text-style-name="P1" draw:layer="layout" svg:width="9.525cm" svg:height="2.283cm" svg:x="15.605cm" svg:y="8.807cm">
          <draw:image xlink:href="Pictures/1000000000000118000000414E88CF03E8B0C390.png" xlink:type="simple" xlink:show="embed" xlink:actuate="onLoad" draw:mime-type="image/png">
            <text:p/>
          </draw:image>
        </draw:frame>
        <draw:frame draw:style-name="gr1" draw:text-style-name="P1" draw:layer="layout" svg:width="13.414cm" svg:height="4.126cm" svg:x="12.986cm" svg:y="12.747cm">
          <draw:image xlink:href="Pictures/1000000000000186000000784CC7E2CF9F2DF77D.png" xlink:type="simple" xlink:show="embed" xlink:actuate="onLoad" draw:mime-type="image/png">
            <text:p/>
          </draw:image>
        </draw:frame>
        <draw:line draw:style-name="gr2" draw:text-style-name="P2" draw:layer="layout" svg:x1="5.762cm" svg:y1="6.08cm" svg:x2="15.605cm" svg:y2="3.857cm">
          <text:p/>
        </draw:line>
        <draw:line draw:style-name="gr2" draw:text-style-name="P2" draw:layer="layout" svg:x1="8.937cm" svg:y1="7.667cm" svg:x2="15.605cm" svg:y2="8.937cm">
          <text:p/>
        </draw:line>
        <draw:line draw:style-name="gr2" draw:text-style-name="P2" draw:layer="layout" svg:x1="11.159cm" svg:y1="11.16cm" svg:x2="14.017cm" svg:y2="12.43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 Mono" svg:font-family="'Bitstream Vera Sans Mono'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1-08T20:49:58.068359919</meta:creation-date>
    <dc:date>2021-11-08T20:59:15.649259409</dc:date>
    <meta:editing-duration>PT9M17S</meta:editing-duration>
    <meta:editing-cycles>2</meta:editing-cycles>
    <meta:generator>LibreOffice/7.1.6.2$Linux_X86_64 LibreOffice_project/10$Build-2</meta:generator>
    <meta:document-statistic meta:object-count="7"/>
  </office:meta>
</office:document-meta>
</file>